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3811" officeooo:paragraph-rsid="001f3811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tart of the code contains two functions <text:line-break/></text:p>
      <text:p text:style-name="P1">char* get_ip(char* to){</text:p>
      <text:p text:style-name="P1"><text:tab/>if(strcmp(to,"shivam")==0)return "192.168.1.102";</text:p>
      <text:p text:style-name="P1"><text:tab/>if(strcmp(to,"shashi")==0)return "192.168.1.103";</text:p>
      <text:p text:style-name="P1"><text:tab/>if(strcmp(to,"lad")==0)return "192.168.1.105";</text:p>
      <text:p text:style-name="P1"><text:tab/></text:p>
      <text:p text:style-name="P1">}</text:p>
      <text:p text:style-name="P1"/>
      <text:p text:style-name="P1">char* get_user(char* to){</text:p>
      <text:p text:style-name="P1"><text:tab/>if(strcmp(to,"192.168.1.102")==0)return "shivam";</text:p>
      <text:p text:style-name="P1"><text:tab/>if(strcmp(to,"192.168.1.103")==0)return "shashi";</text:p>
      <text:p text:style-name="P1"><text:tab/>if(strcmp(to,"192.168.1.105")==0)return "lad";</text:p>
      <text:p text:style-name="P1">}</text:p>
      <text:p text:style-name="P1"/>
      <text:p text:style-name="P1">In this we have to feed the IP and name of the peers we want to chat to and then save and run the make file and start chatting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1:48:39.825332203</meta:creation-date>
    <dc:date>2018-02-28T11:50:34.550844370</dc:date>
    <meta:editing-duration>PT1M55S</meta:editing-duration>
    <meta:editing-cycles>1</meta:editing-cycles>
    <meta:document-statistic meta:table-count="0" meta:image-count="0" meta:object-count="0" meta:page-count="1" meta:paragraph-count="13" meta:word-count="58" meta:character-count="519" meta:non-whitespace-character-count="464"/>
    <meta:generator>LibreOffice/5.0.6.2$Linux_X86_64 LibreOffice_project/00m0$Build-2</meta:generator>
  </office:meta>
</office:document-meta>
</file>